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color="#ff6600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T1" style:family="text">
      <style:text-properties fo:color="#ff6600" fo:font-size="80pt" style:font-size-asian="80pt" style:font-size-complex="80pt"/>
    </style:style>
    <style:style style:name="T2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524cm" svg:y="7.924cm" presentation:class="title" presentation:user-transformed="true">
          <draw:text-box>
            <text:p text:style-name="P1"><text:span text:style-name="T1">Template 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Problem Definitio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derstand the problem</text:p>
              </text:list-item>
              <text:list-item>
                <text:p>Ask relevant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Preprocess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b the Data</text:p>
              </text:list-item>
              <text:list-item>
                <text:p>Separate the Data into Dependent and Independent variables.</text:p>
              </text:list-item>
              <text:list-item>
                <text:p>Deal with Missing values (Impute / Drop)</text:p>
              </text:list-item>
              <text:list-item>
                <text:p>Deal with Outliers (Impute / Drop)</text:p>
              </text:list-item>
              <text:list-item>
                <text:p>Check Co-Relation between Data and Multi-Co-linea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2">Preprocessing 2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ncode Categorical Data and create dummy variables</text:p>
              </text:list-item>
              <text:list-item>
                <text:p>Eliminate the Non Influencing factors (Independent Variables)</text:p>
              </text:list-item>
              <text:list-item>
                <text:p>Feature Scaling</text:p>
              </text:list-item>
              <text:list-item>
                <text:p>Apply Dimensionality Reduction</text:p>
              </text:list-item>
              <text:list-item>
                <text:p>Handle Data Imbal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ata Visualizatio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ke the charts based on type of the data you have and charts should be easily interpre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Modeling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lit data into training and testing data</text:p>
              </text:list-item>
              <text:list-item>
                <text:p>Build the Model </text:p>
              </text:list-item>
              <text:list-item>
                <text:p>Run it on Training set</text:p>
              </text:list-item>
              <text:list-item>
                <text:p>Validate using Testing set and capture the performance score of the model using various evaluation matrix.</text:p>
              </text:list-item>
              <text:list-item>
                <text:p>Check Bias and Vari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2">Modeling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 it on K-Fold Test</text:p>
              </text:list-item>
              <text:list-item>
                <text:p>Recheck Bias and Variance</text:p>
              </text:list-item>
              <text:list-item>
                <text:p>Tune the Hyper-parame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Interpret the result of your model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5:18:11.954684862</meta:creation-date>
    <dc:date>2018-12-21T15:44:20.535728737</dc:date>
    <meta:editing-duration>PT11M27S</meta:editing-duration>
    <meta:editing-cycles>2</meta:editing-cycles>
    <meta:generator>LibreOffice/5.2.7.2$Linux_X86_64 LibreOffice_project/20m0$Build-2</meta:generator>
    <meta:document-statistic meta:object-count="52"/>
  </office:meta>
</office:document-meta>
</file>